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d805" officeooo:paragraph-rsid="0010d805"/>
    </style:style>
    <style:style style:name="P2" style:family="paragraph" style:parent-style-name="Standard">
      <style:text-properties officeooo:rsid="00111c10" officeooo:paragraph-rsid="00111c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ngs to set up;</text:p>
      <text:p text:style-name="P1"/>
      <text:p text:style-name="P1">- blog template / ideas of what to put in it</text:p>
      <text:p text:style-name="P1">- english test at the end of the year</text:p>
      <text:p text:style-name="P1">- the news to follow (pistes around DNA or something in bio computing)</text:p>
      <text:p text:style-name="P1">- stage ideas for jobs and places</text:p>
      <text:p text:style-name="P1"/>
      <text:p text:style-name="P1"/>
      <text:p text:style-name="P2">blog;</text:p>
      <text:p text:style-name="P2"/>
      <text:p text:style-name="P2">very simple command line &amp; markdown inspired</text:p>
      <text:p text:style-name="P2">little gif rectangles thingies</text:p>
      <text:p text:style-name="P2">executable projects</text:p>
      <text:p text:style-name="P2">calendar and school orga stuff</text:p>
      <text:p text:style-name="P2"/>
      <text:p text:style-name="P2">comptes rendus TP</text:p>
      <text:p text:style-name="P2">full website ish around stage</text:p>
      <text:p text:style-name="P2">news for a subject with a lot of info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13:25:17.268235167</meta:creation-date>
    <dc:date>2024-09-05T18:07:45.088947107</dc:date>
    <meta:editing-duration>PT4H42M28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1" meta:paragraph-count="13" meta:word-count="80" meta:character-count="413" meta:non-whitespace-character-count="346"/>
  </office:meta>
</office:document-meta>
</file>